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88" officeooo:paragraph-rsid="001b0b88"/>
    </style:style>
    <style:style style:name="P2" style:family="paragraph" style:parent-style-name="Standard" style:list-style-name="L1">
      <style:text-properties officeooo:rsid="001b0b88" officeooo:paragraph-rsid="001b0b88"/>
    </style:style>
    <style:style style:name="P3" style:family="paragraph" style:parent-style-name="Standard" style:list-style-name="L1">
      <style:text-properties officeooo:rsid="001ca0a2" officeooo:paragraph-rsid="001ca0a2"/>
    </style:style>
    <style:style style:name="P4" style:family="paragraph" style:parent-style-name="Standard" style:list-style-name="L1">
      <style:text-properties fo:font-weight="bold" officeooo:rsid="001d7048" officeooo:paragraph-rsid="001d7048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d7048" officeooo:paragraph-rsid="001d704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htridge: Planning the research</text:p>
      <text:list xml:id="list4504988555965931619" text:style-name="L1">
        <text:list-item>
          <text:p text:style-name="P2">title: descriptive of the major focus, not too long</text:p>
        </text:list-item>
        <text:list-item>
          <text:p text:style-name="P2">identifying information: </text:p>
        </text:list-item>
        <text:list-item>
          <text:p text:style-name="P2">problem identification and explanation: the problem and rationale for the objective; addressing disciplinary, subject-matter or problem-solving; 1. step – developing general persepctive and broadef area problem → 2. narrowing to a carefully developed subpart that researchable within the contraints of the project; problem and justification section</text:p>
        </text:list-item>
        <text:list-item>
          <text:p text:style-name="P2">objectives: what the research intends to find out, discove, accomplish – identify the goals NOT the means; one sentence of general objective and list of specific objectives (oriented in produing knowledge) / prescription; justified by the problem statement and are the point of focus of the methods and procedures!</text:p>
        </text:list-item>
        <text:list-item>
          <text:p text:style-name="P2">Literature review: relevant litearture through the problem, objectives, methods or/and conceptual framework/</text:p>
        </text:list-item>
        <text:list-item>
          <text:p text:style-name="P3">conceptual framework: is analysis using concepts that the specific problem requires – it is a ceonceptual analsis of the problem – might be directly affercted by the literature review- may lay some foundations for the methods (not focus) – central purspose = ensure that researcher are examininf problem with appropriate concents</text:p>
        </text:list-item>
        <text:list-item>
          <text:p text:style-name="P3">methods and procedure: how the obejctives will be achieved – data to be collected, analytical techniques, sequence of procedures, derivations from empirical estimates</text:p>
        </text:list-item>
        <text:list-item>
          <text:p text:style-name="P3">references</text:p>
        </text:list-item>
        <text:list-item>
          <text:p text:style-name="P4">the research problem and objectives</text:p>
        </text:list-item>
        <text:list-item>
          <text:p text:style-name="P5">problem = discrepany between what is known and what is neede to be known</text:p>
        </text:list-item>
        <text:list-item>
          <text:p text:style-name="P5">1. problem of obtaining information and whih data receals the potential solution; 2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02:19.282872275</meta:creation-date>
    <dc:date>2017-12-20T21:34:54.758134182</dc:date>
    <meta:editing-duration>PT10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34" meta:character-count="1585" meta:non-whitespace-character-count="1366"/>
  </office:meta>
</office:document-meta>
</file>